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131B9A04F2A4EDA0.png" manifest:media-type="image/png"/>
  <manifest:file-entry manifest:full-path="Pictures/10000201000000E1000000E1328292877EE81A8C.png" manifest:media-type="image/png"/>
  <manifest:file-entry manifest:full-path="Pictures/1000020100000096000000C7C1C26C7E4F3A27FA.png" manifest:media-type="image/png"/>
  <manifest:file-entry manifest:full-path="Pictures/10000201000000E1000000E1EA5F9A1ED8E9B5F6.png" manifest:media-type="image/png"/>
  <manifest:file-entry manifest:full-path="Pictures/10000201000000E1000000E14A32D9DA3717C36E.png" manifest:media-type="image/png"/>
  <manifest:file-entry manifest:full-path="Pictures/10000201000000E1000000E1EE126A9CF1FE89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1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12cm" svg:stroke-color="#808080" draw:marker-start-width="0.517cm" draw:marker-end-width="0.517cm" draw:fill="none" draw:textarea-horizontal-align="justify" draw:textarea-vertical-align="middle" draw:auto-grow-height="false" fo:min-height="2.978cm" fo:min-width="3.237cm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746cm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332cm" fo:min-width="4.875cm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style:text-properties fo:color="#666666" style:font-name="DejaVu Sans Condensed"/>
    </style:style>
    <style:style style:name="P5" style:family="paragraph">
      <loext:graphic-properties draw:fill="none" draw:fill-color="#ffffff"/>
      <style:text-properties fo:color="#666666" style:font-name="DejaVu Sans Condensed"/>
    </style:style>
    <style:style style:name="P6" style:family="paragraph">
      <style:text-properties fo:color="#0000ff" style:font-name="DejaVu Sans Condensed"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00ff" style:font-name="DejaVu Sans Condensed" fo:font-size="14pt" style:font-size-asian="14pt" style:font-size-complex="14pt"/>
    </style:style>
    <style:style style:name="P8" style:family="paragraph">
      <style:text-properties fo:color="#333333" style:font-name="Bitstream Charter" fo:font-size="14pt" style:font-size-asian="14pt" style:font-size-complex="14pt"/>
    </style:style>
    <style:style style:name="P9" style:family="paragraph">
      <loext:graphic-properties draw:fill="none" draw:fill-color="#ffffff"/>
      <style:text-properties fo:color="#333333" style:font-name="Bitstream Charter" fo:font-size="14pt" style:font-size-asian="14pt" style:font-size-complex="14pt"/>
    </style:style>
    <style:style style:name="P10" style:family="paragraph">
      <style:text-properties fo:color="#ffffff" fo:background-color="#0000ff"/>
    </style:style>
    <style:style style:name="P11" style:family="paragraph">
      <loext:graphic-properties draw:fill="none" draw:fill-color="#ffffff"/>
      <style:text-properties fo:color="#ffffff" fo:background-color="#0000ff"/>
    </style:style>
    <style:style style:name="P12" style:family="paragraph">
      <style:text-properties fo:color="#ffffff" fo:background-color="#666666"/>
    </style:style>
    <style:style style:name="P13" style:family="paragraph">
      <loext:graphic-properties draw:fill="none" draw:fill-color="#ffffff"/>
      <style:text-properties fo:color="#ffffff" fo:background-color="#666666"/>
    </style:style>
    <style:style style:name="P14" style:family="paragraph">
      <style:text-properties fo:color="#ffffff" fo:background-color="#000000"/>
    </style:style>
    <style:style style:name="P15" style:family="paragraph">
      <loext:graphic-properties draw:fill="none" draw:fill-color="#ffffff"/>
      <style:text-properties fo:color="#ffffff" fo:background-color="#000000"/>
    </style:style>
    <style:style style:name="P16" style:family="paragraph">
      <loext:graphic-properties draw:fill-color="#ffffff"/>
    </style:style>
    <style:style style:name="T1" style:family="text">
      <style:text-properties fo:color="#666666"/>
    </style:style>
    <style:style style:name="T2" style:family="text">
      <style:text-properties fo:background-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.556cm" svg:height="3.048cm" svg:x="0.508cm" svg:y="1.354cm">
          <draw:image xlink:href="Pictures/10000201000000E1000000E14A32D9DA3717C36E.png" xlink:type="simple" xlink:show="embed" xlink:actuate="onLoad">
            <text:p/>
          </draw:image>
        </draw:frame>
        <draw:line draw:style-name="gr2" draw:text-style-name="P2" draw:layer="layout" svg:x1="6.096cm" svg:y1="4.988cm" svg:x2="2.286cm" svg:y2="4.988cm">
          <text:p/>
        </draw:line>
        <draw:line draw:style-name="gr2" draw:text-style-name="P2" draw:layer="layout" svg:x1="2.286cm" svg:y1="3.556cm" svg:x2="2.286cm" svg:y2="5.088cm">
          <text:p/>
        </draw:line>
        <draw:line draw:style-name="gr3" draw:text-style-name="P2" draw:layer="layout" svg:x1="10.16cm" svg:y1="8.951cm" svg:x2="10.214cm" svg:y2="16.508cm">
          <text:p/>
        </draw:line>
        <draw:line draw:style-name="gr3" draw:text-style-name="P2" draw:layer="layout" svg:x1="7.874cm" svg:y1="16.51cm" svg:x2="10.16cm" svg:y2="16.51cm">
          <text:p/>
        </draw:line>
        <draw:custom-shape draw:style-name="gr4" draw:text-style-name="P3" draw:layer="layout" svg:width="0.601cm" svg:height="0.601cm" svg:x="3.048cm" svg:y="1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frame draw:style-name="gr1" draw:text-style-name="P1" draw:layer="layout" svg:width="2.721cm" svg:height="2.794cm" svg:x="3.21cm" svg:y="9.298cm">
                <draw:image xlink:href="Pictures/1000020100000096000000C7C1C26C7E4F3A27FA.png" xlink:type="simple" xlink:show="embed" xlink:actuate="onLoad">
                  <text:p/>
                </draw:image>
              </draw:frame>
              <draw:frame draw:style-name="gr5" draw:text-style-name="P5" draw:layer="layout" svg:width="4.968cm" svg:height="0.988cm" svg:x="3.314cm" svg:y="8.128cm">
                <draw:text-box>
                  <text:p text:style-name="P4"><text:span text:style-name="T1">ComputeNode0</text:span></text:p>
                </draw:text-box>
              </draw:frame>
            </draw:g>
            <draw:g>
              <draw:frame draw:style-name="gr1" draw:text-style-name="P1" draw:layer="layout" svg:width="1.681cm" svg:height="1.778cm" svg:x="5.388cm" svg:y="10.414cm">
                <draw:image xlink:href="Pictures/10000201000000E1000000E1EE126A9CF1FE8930.png" xlink:type="simple" xlink:show="embed" xlink:actuate="onLoad">
                  <text:p/>
                </draw:image>
              </draw:frame>
              <draw:frame draw:style-name="gr5" draw:text-style-name="P7" draw:layer="layout" svg:width="3.05cm" svg:height="0.831cm" svg:x="4.788cm" svg:y="12.023cm">
                <draw:text-box>
                  <text:p text:style-name="P6">CN0-OS.vdi</text:p>
                </draw:text-box>
              </draw:frame>
            </draw:g>
            <draw:custom-shape draw:style-name="gr6" draw:text-style-name="P2" draw:layer="layout" svg:width="4.319cm" svg:height="3.81cm" svg:x="3.549cm" svg:y="9.0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4" draw:text-style-name="P3" draw:layer="layout" svg:width="0.601cm" svg:height="0.601cm" svg:x="3.148cm" svg:y="10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7.548cm" svg:y="10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9" draw:layer="layout" svg:width="2.043cm" svg:height="0.848cm" svg:x="7.806cm" svg:y="10.888cm">
            <draw:text-box>
              <text:p text:style-name="P8">enp0s3</text:p>
            </draw:text-box>
          </draw:frame>
          <draw:frame draw:style-name="gr5" draw:text-style-name="P9" draw:layer="layout" svg:width="2.043cm" svg:height="0.848cm" svg:x="1.707cm" svg:y="10.888cm">
            <draw:text-box>
              <text:p text:style-name="P8">enp0s8</text:p>
            </draw:text-box>
          </draw:frame>
        </draw:g>
        <draw:g>
          <draw:g>
            <draw:g>
              <draw:g>
                <draw:frame draw:style-name="gr1" draw:text-style-name="P1" draw:layer="layout" svg:width="2.425cm" svg:height="2.127cm" svg:x="20.052cm" svg:y="3.704cm">
                  <draw:image xlink:href="Pictures/10000201000000E1000000E1EA5F9A1ED8E9B5F6.png" xlink:type="simple" xlink:show="embed" xlink:actuate="onLoad">
                    <text:p/>
                  </draw:image>
                </draw:frame>
                <draw:frame draw:style-name="gr7" draw:text-style-name="P7" draw:layer="layout" svg:width="2.5cm" svg:height="1.411cm" svg:x="20.043cm" svg:y="5.608cm">
                  <draw:text-box>
                    <text:p text:style-name="P6">MGT.vdi</text:p>
                  </draw:text-box>
                </draw:frame>
              </draw:g>
              <draw:custom-shape draw:style-name="gr8" draw:text-style-name="P2" draw:layer="layout" svg:width="5.587cm" svg:height="2.794cm" svg:x="19.85cm" svg:y="3.704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1" draw:text-style-name="P1" draw:layer="layout" svg:width="2.425cm" svg:height="2.127cm" svg:x="22.692cm" svg:y="3.805cm">
                  <draw:image xlink:href="Pictures/10000201000000E1000000E1EA5F9A1ED8E9B5F6.png" xlink:type="simple" xlink:show="embed" xlink:actuate="onLoad">
                    <text:p/>
                  </draw:image>
                </draw:frame>
                <draw:frame draw:style-name="gr7" draw:text-style-name="P7" draw:layer="layout" svg:width="2.5cm" svg:height="1.411cm" svg:x="22.683cm" svg:y="5.709cm">
                  <draw:text-box>
                    <text:p text:style-name="P6">MDT.vdi</text:p>
                  </draw:text-box>
                </draw:frame>
              </draw:g>
            </draw:g>
            <draw:g>
              <draw:g>
                <draw:frame draw:style-name="gr1" draw:text-style-name="P1" draw:layer="layout" svg:width="2.876cm" svg:height="2.876cm" svg:x="15.455cm" svg:y="3.114cm">
                  <draw:image xlink:href="Pictures/10000201000000E1000000E1328292877EE81A8C.png" xlink:type="simple" xlink:show="embed" xlink:actuate="onLoad">
                    <text:p/>
                  </draw:image>
                </draw:frame>
                <draw:frame draw:style-name="gr5" draw:text-style-name="P5" draw:layer="layout" svg:width="5.061cm" svg:height="0.988cm" svg:x="15.286cm" svg:y="2.034cm">
                  <draw:text-box>
                    <text:p text:style-name="P4"><text:span text:style-name="T1">LustreMGS-MDS</text:span></text:p>
                  </draw:text-box>
                </draw:frame>
              </draw:g>
              <draw:g>
                <draw:frame draw:style-name="gr1" draw:text-style-name="P1" draw:layer="layout" svg:width="1.681cm" svg:height="1.778cm" svg:x="17.985cm" svg:y="4.466cm">
                  <draw:image xlink:href="Pictures/10000201000000E1000000E1EE126A9CF1FE8930.png" xlink:type="simple" xlink:show="embed" xlink:actuate="onLoad">
                    <text:p/>
                  </draw:image>
                </draw:frame>
                <draw:frame draw:style-name="gr5" draw:text-style-name="P7" draw:layer="layout" svg:width="4.308cm" svg:height="0.831cm" svg:x="15.453cm" svg:y="5.944cm">
                  <draw:text-box>
                    <text:p text:style-name="P6">MGS-MDS-OS.vdi</text:p>
                  </draw:text-box>
                </draw:frame>
              </draw:g>
              <draw:custom-shape draw:style-name="gr6" draw:text-style-name="P2" draw:layer="layout" svg:width="4.319cm" svg:height="3.81cm" svg:x="15.531cm" svg:y="3.04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4" draw:text-style-name="P3" draw:layer="layout" svg:width="0.601cm" svg:height="0.601cm" svg:x="15.148cm" svg:y="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15.148cm" svg:y="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9" draw:layer="layout" svg:width="2.043cm" svg:height="0.848cm" svg:x="13.702cm" svg:y="3.488cm">
            <draw:text-box>
              <text:p text:style-name="P8">enp0s3</text:p>
            </draw:text-box>
          </draw:frame>
          <draw:frame draw:style-name="gr5" draw:text-style-name="P9" draw:layer="layout" svg:width="2.043cm" svg:height="0.848cm" svg:x="13.603cm" svg:y="5.688cm">
            <draw:text-box>
              <text:p text:style-name="P8">enp0s8</text:p>
            </draw:text-box>
          </draw:frame>
        </draw:g>
        <draw:g>
          <draw:g>
            <draw:g>
              <draw:g>
                <draw:frame draw:style-name="gr1" draw:text-style-name="P1" draw:layer="layout" svg:width="2.425cm" svg:height="2.127cm" svg:x="22.047cm" svg:y="9.184cm">
                  <draw:image xlink:href="Pictures/10000201000000E1000000E1EA5F9A1ED8E9B5F6.png" xlink:type="simple" xlink:show="embed" xlink:actuate="onLoad">
                    <text:p/>
                  </draw:image>
                </draw:frame>
                <draw:frame draw:style-name="gr7" draw:text-style-name="P7" draw:layer="layout" svg:width="2.5cm" svg:height="1.411cm" svg:x="22.038cm" svg:y="11.088cm">
                  <draw:text-box>
                    <text:p text:style-name="P6">OST0.vdi</text:p>
                  </draw:text-box>
                </draw:frame>
              </draw:g>
              <draw:custom-shape draw:style-name="gr8" draw:text-style-name="P2" draw:layer="layout" svg:width="5.587cm" svg:height="2.794cm" svg:x="21.845cm" svg:y="9.184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1" draw:text-style-name="P1" draw:layer="layout" svg:width="2.425cm" svg:height="2.127cm" svg:x="24.687cm" svg:y="9.285cm">
                  <draw:image xlink:href="Pictures/10000201000000E1000000E1EA5F9A1ED8E9B5F6.png" xlink:type="simple" xlink:show="embed" xlink:actuate="onLoad">
                    <text:p/>
                  </draw:image>
                </draw:frame>
                <draw:frame draw:style-name="gr7" draw:text-style-name="P7" draw:layer="layout" svg:width="2.5cm" svg:height="1.411cm" svg:x="24.678cm" svg:y="11.189cm">
                  <draw:text-box>
                    <text:p text:style-name="P6">OST1.vdi</text:p>
                  </draw:text-box>
                </draw:frame>
              </draw:g>
            </draw:g>
            <draw:g>
              <draw:g>
                <draw:frame draw:style-name="gr1" draw:text-style-name="P1" draw:layer="layout" svg:width="2.876cm" svg:height="2.876cm" svg:x="17.533cm" svg:y="8.723cm">
                  <draw:image xlink:href="Pictures/10000201000000E1000000E1328292877EE81A8C.png" xlink:type="simple" xlink:show="embed" xlink:actuate="onLoad">
                    <text:p/>
                  </draw:image>
                </draw:frame>
                <draw:frame draw:style-name="gr5" draw:text-style-name="P5" draw:layer="layout" svg:width="3.8cm" svg:height="0.988cm" svg:x="17.973cm" svg:y="7.635cm">
                  <draw:text-box>
                    <text:p text:style-name="P4"><text:span text:style-name="T1">LustreOSS0</text:span></text:p>
                  </draw:text-box>
                </draw:frame>
              </draw:g>
              <draw:g>
                <draw:frame draw:style-name="gr1" draw:text-style-name="P1" draw:layer="layout" svg:width="1.681cm" svg:height="1.778cm" svg:x="19.908cm" svg:y="10.001cm">
                  <draw:image xlink:href="Pictures/10000201000000E1000000E1EE126A9CF1FE8930.png" xlink:type="simple" xlink:show="embed" xlink:actuate="onLoad">
                    <text:p/>
                  </draw:image>
                </draw:frame>
                <draw:frame draw:style-name="gr5" draw:text-style-name="P7" draw:layer="layout" svg:width="3.321cm" svg:height="0.831cm" svg:x="18.448cm" svg:y="11.578cm">
                  <draw:text-box>
                    <text:p text:style-name="P6">OSS0-OS.vdi</text:p>
                  </draw:text-box>
                </draw:frame>
              </draw:g>
              <draw:custom-shape draw:style-name="gr6" draw:text-style-name="P2" draw:layer="layout" svg:width="4.319cm" svg:height="3.81cm" svg:x="17.526cm" svg:y="8.67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4" draw:text-style-name="P3" draw:layer="layout" svg:width="0.601cm" svg:height="0.601cm" svg:x="17.148cm" svg:y="9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17.148cm" svg:y="11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9" draw:layer="layout" svg:width="2.043cm" svg:height="0.848cm" svg:x="15.702cm" svg:y="9.488cm">
            <draw:text-box>
              <text:p text:style-name="P8">enp0s3</text:p>
            </draw:text-box>
          </draw:frame>
          <draw:frame draw:style-name="gr5" draw:text-style-name="P9" draw:layer="layout" svg:width="2.043cm" svg:height="0.848cm" svg:x="15.703cm" svg:y="11.988cm">
            <draw:text-box>
              <text:p text:style-name="P8">enp0s8</text:p>
            </draw:text-box>
          </draw:frame>
        </draw:g>
        <draw:g>
          <draw:g>
            <draw:g>
              <draw:g>
                <draw:frame draw:style-name="gr1" draw:text-style-name="P1" draw:layer="layout" svg:width="2.425cm" svg:height="2.127cm" svg:x="22.071cm" svg:y="14.986cm">
                  <draw:image xlink:href="Pictures/10000201000000E1000000E1EA5F9A1ED8E9B5F6.png" xlink:type="simple" xlink:show="embed" xlink:actuate="onLoad">
                    <text:p/>
                  </draw:image>
                </draw:frame>
                <draw:frame draw:style-name="gr7" draw:text-style-name="P7" draw:layer="layout" svg:width="2.5cm" svg:height="1.411cm" svg:x="22.062cm" svg:y="16.89cm">
                  <draw:text-box>
                    <text:p text:style-name="P6">OST2.vdi</text:p>
                  </draw:text-box>
                </draw:frame>
              </draw:g>
              <draw:custom-shape draw:style-name="gr8" draw:text-style-name="P2" draw:layer="layout" svg:width="5.587cm" svg:height="2.794cm" svg:x="21.869cm" svg:y="14.986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1" draw:text-style-name="P1" draw:layer="layout" svg:width="2.425cm" svg:height="2.127cm" svg:x="24.711cm" svg:y="15.087cm">
                  <draw:image xlink:href="Pictures/10000201000000E1000000E1EA5F9A1ED8E9B5F6.png" xlink:type="simple" xlink:show="embed" xlink:actuate="onLoad">
                    <text:p/>
                  </draw:image>
                </draw:frame>
                <draw:frame draw:style-name="gr7" draw:text-style-name="P7" draw:layer="layout" svg:width="2.5cm" svg:height="1.411cm" svg:x="24.702cm" svg:y="16.991cm">
                  <draw:text-box>
                    <text:p text:style-name="P6">OST3.vdi</text:p>
                  </draw:text-box>
                </draw:frame>
              </draw:g>
            </draw:g>
            <draw:g>
              <draw:g>
                <draw:frame draw:style-name="gr1" draw:text-style-name="P1" draw:layer="layout" svg:width="2.876cm" svg:height="2.876cm" svg:x="17.533cm" svg:y="14.55cm">
                  <draw:image xlink:href="Pictures/10000201000000E1000000E1328292877EE81A8C.png" xlink:type="simple" xlink:show="embed" xlink:actuate="onLoad">
                    <text:p/>
                  </draw:image>
                </draw:frame>
                <draw:frame draw:style-name="gr5" draw:text-style-name="P5" draw:layer="layout" svg:width="3.8cm" svg:height="0.988cm" svg:x="17.973cm" svg:y="13.462cm">
                  <draw:text-box>
                    <text:p text:style-name="P4"><text:span text:style-name="T1">LustreOSS1</text:span></text:p>
                  </draw:text-box>
                </draw:frame>
              </draw:g>
              <draw:g>
                <draw:frame draw:style-name="gr1" draw:text-style-name="P1" draw:layer="layout" svg:width="1.681cm" svg:height="1.778cm" svg:x="19.908cm" svg:y="15.828cm">
                  <draw:image xlink:href="Pictures/10000201000000E1000000E1EE126A9CF1FE8930.png" xlink:type="simple" xlink:show="embed" xlink:actuate="onLoad">
                    <text:p/>
                  </draw:image>
                </draw:frame>
                <draw:frame draw:style-name="gr5" draw:text-style-name="P7" draw:layer="layout" svg:width="3.321cm" svg:height="0.831cm" svg:x="18.448cm" svg:y="17.405cm">
                  <draw:text-box>
                    <text:p text:style-name="P6">OSS1-OS.vdi</text:p>
                  </draw:text-box>
                </draw:frame>
              </draw:g>
              <draw:custom-shape draw:style-name="gr6" draw:text-style-name="P2" draw:layer="layout" svg:width="4.319cm" svg:height="3.81cm" svg:x="17.526cm" svg:y="14.50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4" draw:text-style-name="P3" draw:layer="layout" svg:width="0.601cm" svg:height="0.601cm" svg:x="17.148cm" svg:y="15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17.148cm" svg:y="17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9" draw:layer="layout" svg:width="2.043cm" svg:height="0.848cm" svg:x="15.602cm" svg:y="15.388cm">
            <draw:text-box>
              <text:p text:style-name="P8">enp0s3</text:p>
            </draw:text-box>
          </draw:frame>
          <draw:frame draw:style-name="gr5" draw:text-style-name="P9" draw:layer="layout" svg:width="2.043cm" svg:height="0.848cm" svg:x="15.603cm" svg:y="17.688cm">
            <draw:text-box>
              <text:p text:style-name="P8">enp0s8</text:p>
            </draw:text-box>
          </draw:frame>
        </draw:g>
        <draw:line draw:style-name="gr3" draw:text-style-name="P2" draw:layer="layout" svg:x1="7.874cm" svg:y1="10.91cm" svg:x2="10.16cm" svg:y2="10.91cm">
          <text:p/>
        </draw:line>
        <draw:line draw:style-name="gr3" draw:text-style-name="P2" draw:layer="layout" svg:x1="10.106cm" svg:y1="9.044cm" svg:x2="15.748cm" svg:y2="9.044cm">
          <text:p/>
        </draw:line>
        <draw:line draw:style-name="gr3" draw:text-style-name="P2" draw:layer="layout" svg:x1="13.67cm" svg:y1="4.436cm" svg:x2="13.724cm" svg:y2="9.044cm">
          <text:p/>
        </draw:line>
        <draw:line draw:style-name="gr3" draw:text-style-name="P2" draw:layer="layout" svg:x1="10.627cm" svg:y1="4.336cm" svg:x2="15.355cm" svg:y2="4.336cm">
          <text:p/>
        </draw:line>
        <draw:line draw:style-name="gr3" draw:text-style-name="P2" draw:layer="layout" svg:x1="15.602cm" svg:y1="9.044cm" svg:x2="15.602cm" svg:y2="15.24cm">
          <text:p/>
        </draw:line>
        <draw:line draw:style-name="gr3" draw:text-style-name="P2" draw:layer="layout" svg:x1="15.602cm" svg:y1="9.398cm" svg:x2="17.526cm" svg:y2="9.398cm">
          <text:p/>
        </draw:line>
        <draw:line draw:style-name="gr3" draw:text-style-name="P2" draw:layer="layout" svg:x1="15.463cm" svg:y1="15.24cm" svg:x2="17.526cm" svg:y2="15.24cm">
          <text:p/>
        </draw:line>
        <draw:line draw:style-name="gr9" draw:text-style-name="P2" draw:layer="layout" svg:x1="10.655cm" svg:y1="5.588cm" svg:x2="15.455cm" svg:y2="5.588cm">
          <text:p/>
        </draw:line>
        <draw:line draw:style-name="gr9" draw:text-style-name="P2" draw:layer="layout" svg:x1="1.524cm" svg:y1="7.874cm" svg:x2="14.748cm" svg:y2="7.882cm">
          <text:p/>
        </draw:line>
        <draw:line draw:style-name="gr9" draw:text-style-name="P2" draw:layer="layout" svg:x1="12.671cm" svg:y1="7.882cm" svg:x2="12.671cm" svg:y2="5.588cm">
          <text:p/>
        </draw:line>
        <draw:line draw:style-name="gr9" draw:text-style-name="P2" draw:layer="layout" svg:x1="1.586cm" svg:y1="16.588cm" svg:x2="1.524cm" svg:y2="7.882cm">
          <text:p/>
        </draw:line>
        <draw:line draw:style-name="gr9" draw:text-style-name="P2" draw:layer="layout" svg:x1="1.586cm" svg:y1="10.768cm" svg:x2="3.549cm" svg:y2="10.768cm">
          <text:p/>
        </draw:line>
        <draw:g>
          <draw:g>
            <draw:g>
              <draw:frame draw:style-name="gr1" draw:text-style-name="P1" draw:layer="layout" svg:width="2.721cm" svg:height="2.794cm" svg:x="3.148cm" svg:y="14.941cm">
                <draw:image xlink:href="Pictures/1000020100000096000000C7C1C26C7E4F3A27FA.png" xlink:type="simple" xlink:show="embed" xlink:actuate="onLoad">
                  <text:p/>
                </draw:image>
              </draw:frame>
              <draw:frame draw:style-name="gr5" draw:text-style-name="P5" draw:layer="layout" svg:width="4.968cm" svg:height="0.988cm" svg:x="3.252cm" svg:y="13.771cm">
                <draw:text-box>
                  <text:p text:style-name="P4"><text:span text:style-name="T1">ComputeNode1</text:span></text:p>
                </draw:text-box>
              </draw:frame>
            </draw:g>
            <draw:g>
              <draw:frame draw:style-name="gr1" draw:text-style-name="P1" draw:layer="layout" svg:width="1.681cm" svg:height="1.778cm" svg:x="5.326cm" svg:y="16.057cm">
                <draw:image xlink:href="Pictures/10000201000000E1000000E1EE126A9CF1FE8930.png" xlink:type="simple" xlink:show="embed" xlink:actuate="onLoad">
                  <text:p/>
                </draw:image>
              </draw:frame>
              <draw:frame draw:style-name="gr5" draw:text-style-name="P7" draw:layer="layout" svg:width="3.05cm" svg:height="0.831cm" svg:x="4.726cm" svg:y="17.666cm">
                <draw:text-box>
                  <text:p text:style-name="P6">CN1-OS.vdi</text:p>
                </draw:text-box>
              </draw:frame>
            </draw:g>
            <draw:custom-shape draw:style-name="gr6" draw:text-style-name="P2" draw:layer="layout" svg:width="4.319cm" svg:height="3.81cm" svg:x="3.487cm" svg:y="14.7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4" draw:text-style-name="P3" draw:layer="layout" svg:width="0.601cm" svg:height="0.601cm" svg:x="7.548cm" svg:y="16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3.148cm" svg:y="16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9" draw:layer="layout" svg:width="2.043cm" svg:height="0.848cm" svg:x="7.805cm" svg:y="16.488cm">
            <draw:text-box>
              <text:p text:style-name="P8">enp0s3</text:p>
            </draw:text-box>
          </draw:frame>
          <draw:frame draw:style-name="gr5" draw:text-style-name="P9" draw:layer="layout" svg:width="2.043cm" svg:height="0.848cm" svg:x="1.608cm" svg:y="16.588cm">
            <draw:text-box>
              <text:p text:style-name="P8">enp0s8</text:p>
            </draw:text-box>
          </draw:frame>
        </draw:g>
        <draw:line draw:style-name="gr9" draw:text-style-name="P2" draw:layer="layout" svg:x1="14.748cm" svg:y1="17.526cm" svg:x2="14.748cm" svg:y2="7.882cm">
          <text:p/>
        </draw:line>
        <draw:line draw:style-name="gr9" draw:text-style-name="P2" draw:layer="layout" svg:x1="14.748cm" svg:y1="17.526cm" svg:x2="17.148cm" svg:y2="17.526cm">
          <text:p/>
        </draw:line>
        <draw:line draw:style-name="gr9" draw:text-style-name="P2" draw:layer="layout" svg:x1="14.748cm" svg:y1="11.938cm" svg:x2="17.519cm" svg:y2="11.988cm">
          <text:p/>
        </draw:line>
        <draw:g>
          <draw:g>
            <draw:g>
              <draw:frame draw:style-name="gr10" draw:text-style-name="P1" draw:layer="layout" svg:width="2.54cm" svg:height="2.54cm" draw:transform="skewX (0.00436332312998582) rotate (0.00436332312998582) translate (6.236cm 3.364cm)">
                <draw:image xlink:href="Pictures/10000201000000E1000000E1131B9A04F2A4EDA0.png" xlink:type="simple" xlink:show="embed" xlink:actuate="onLoad">
                  <text:p/>
                </draw:image>
              </draw:frame>
              <draw:frame draw:style-name="gr5" draw:text-style-name="P5" draw:layer="layout" svg:width="3.791cm" svg:height="0.988cm" svg:x="6.644cm" svg:y="2.094cm">
                <draw:text-box>
                  <text:p text:style-name="P4"><text:span text:style-name="T1">adminNode</text:span></text:p>
                </draw:text-box>
              </draw:frame>
            </draw:g>
            <draw:g>
              <draw:frame draw:style-name="gr1" draw:text-style-name="P1" draw:layer="layout" svg:width="1.681cm" svg:height="1.778cm" svg:x="8.631cm" svg:y="4.442cm">
                <draw:image xlink:href="Pictures/10000201000000E1000000E1EE126A9CF1FE8930.png" xlink:type="simple" xlink:show="embed" xlink:actuate="onLoad">
                  <text:p/>
                </draw:image>
              </draw:frame>
              <draw:frame draw:style-name="gr5" draw:text-style-name="P7" draw:layer="layout" svg:width="2.758cm" svg:height="0.831cm" svg:x="7.753cm" svg:y="6.02cm">
                <draw:text-box>
                  <text:p text:style-name="P6">AN-OS.vdi</text:p>
                </draw:text-box>
              </draw:frame>
            </draw:g>
            <draw:custom-shape draw:style-name="gr6" draw:text-style-name="P2" draw:layer="layout" svg:width="4.319cm" svg:height="3.81cm" svg:x="6.336cm" svg:y="3.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4" draw:text-style-name="P3" draw:layer="layout" svg:width="0.601cm" svg:height="0.601cm" svg:x="5.965cm" svg:y="4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10.312cm" svg:y="5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601cm" svg:height="0.601cm" svg:x="10.365cm" svg:y="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9" draw:layer="layout" svg:width="2.043cm" svg:height="0.848cm" svg:x="4.426cm" svg:y="5.088cm">
            <draw:text-box>
              <text:p text:style-name="P8">enp0s4</text:p>
            </draw:text-box>
          </draw:frame>
          <draw:frame draw:style-name="gr5" draw:text-style-name="P9" draw:layer="layout" svg:width="2.043cm" svg:height="0.848cm" svg:x="10.627cm" svg:y="3.388cm">
            <draw:text-box>
              <text:p text:style-name="P8">enp0s3</text:p>
            </draw:text-box>
          </draw:frame>
          <draw:frame draw:style-name="gr5" draw:text-style-name="P9" draw:layer="layout" svg:width="2.043cm" svg:height="0.848cm" svg:x="10.628cm" svg:y="5.588cm">
            <draw:text-box>
              <text:p text:style-name="P8">enp0s8</text:p>
            </draw:text-box>
          </draw:frame>
        </draw:g>
        <draw:line draw:style-name="gr9" draw:text-style-name="P2" draw:layer="layout" svg:x1="1.608cm" svg:y1="16.588cm" svg:x2="3.55cm" svg:y2="16.51cm">
          <text:p/>
        </draw:line>
        <draw:frame draw:style-name="gr5" draw:text-style-name="P11" draw:layer="layout" svg:width="3.884cm" svg:height="0.962cm" svg:x="9.968cm" svg:y="8.498cm">
          <draw:text-box>
            <text:p text:style-name="P10"><text:span text:style-name="T2">storageNET</text:span></text:p>
          </draw:text-box>
        </draw:frame>
        <draw:frame draw:style-name="gr5" draw:text-style-name="P13" draw:layer="layout" svg:width="3.495cm" svg:height="0.962cm" svg:x="9.024cm" svg:y="7.358cm">
          <draw:text-box>
            <text:p text:style-name="P12">adminNET</text:p>
          </draw:text-box>
        </draw:frame>
        <draw:frame draw:style-name="gr5" draw:text-style-name="P15" draw:layer="layout" svg:width="2.614cm" svg:height="0.962cm" svg:x="2.212cm" svg:y="4.572cm">
          <draw:text-box>
            <text:p text:style-name="P14">internet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1:39:21.212359103</meta:creation-date>
    <dc:date>2017-12-28T13:57:14.882659871</dc:date>
    <meta:editing-duration>PT1H22M20S</meta:editing-duration>
    <meta:editing-cycles>4</meta:editing-cycles>
    <meta:generator>LibreOffice/5.1.6.2$Linux_X86_64 LibreOffice_project/10m0$Build-2</meta:generator>
    <meta:document-statistic meta:object-count="155"/>
  </office:meta>
</office:document-meta>
</file>